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textarea-horizontal-align="center" draw:textarea-vertical-align="middle" draw:shadow-opacity="50%"/>
    </style:style>
    <style:style style:name="gr2" style:family="graphic" style:parent-style-name="objectwithoutfill">
      <style:graphic-properties draw:fill="solid" draw:fill-color="#99ccff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middle" draw:auto-grow-height="false" fo:padding-top="0.107cm" fo:padding-bottom="0.107cm" fo:padding-left="0.227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7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8" style:family="graphic" style:parent-style-name="standard">
      <style:graphic-properties draw:stroke="dash" draw:stroke-dash="Ultrafine_20_2_20_Dots_20_3_20_Dashes" svg:stroke-width="0.035cm" svg:stroke-color="#000000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draw:stroke-dash="Ultrafine_20_2_20_Dots_20_3_20_Dashes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.945cm"/>
    </style:style>
    <style:style style:name="gr12" style:family="graphic" style:parent-style-name="standard">
      <style:graphic-properties draw:stroke="solid" svg:stroke-width="0.035cm" svg:stroke-color="#4c4c4c" draw:marker-start="Arrow" draw:marker-start-width="0.406cm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127cm" svg:stroke-color="#000000" draw:marker-start="Arrow" draw:marker-start-width="0.543cm" draw:marker-end="" draw:marker-end-width="0.543cm" draw:marker-end-center="false" draw:stroke-linejoin="miter" draw:fill="none" draw:fill-color="#ffffff" draw:textarea-horizontal-align="left" draw:textarea-vertical-align="middle" draw:auto-grow-height="false" fo:padding-top="0.15cm" fo:padding-bottom="0.15cm" fo:padding-left="0.15cm" fo:padding-right="0.15cm" fo:wrap-option="wrap" draw:shadow="hidden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dash" draw:stroke-dash="Dashed_20__28_var_29_" svg:stroke-width="0.127cm" svg:stroke-color="#4c4c4c" draw:marker-start-width="0.337cm" draw:marker-end="Arrow" draw:marker-end-width="0.543cm" draw:marker-end-center="false" draw:stroke-linejoin="miter" draw:fill="none" draw:fill-color="#ffffff" draw:textarea-horizontal-align="left" draw:textarea-vertical-align="middle" draw:auto-grow-height="false" fo:padding-top="0.15cm" fo:padding-bottom="0.15cm" fo:padding-left="0.15cm" fo:padding-right="0.15cm" fo:wrap-option="wrap" draw:shadow="hidden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 style:font-independent-line-spacing="true"/>
      <style:text-properties fo:color="#66666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fo:text-align="center" style:writing-mode="lr-tb"/>
      <style:text-properties fo:font-size="16pt"/>
    </style:style>
    <style:style style:name="P6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7" style:family="paragraph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9" style:family="paragraph">
      <style:paragraph-properties style:writing-mode="lr-tb"/>
      <style:text-properties style:use-window-font-color="true"/>
    </style:style>
    <style:style style:name="P10" style:family="paragraph">
      <style:paragraph-properties style:writing-mode="lr-tb" style:font-independent-line-spacing="true"/>
      <style:text-properties style:use-window-font-color="true" fo:font-family="'Gill Sans'" style:font-family-generic="swiss" style:font-pitch="variable" fo:font-size="16pt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66666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use-window-font-color="true" fo:font-family="'Gill Sans'" style:font-family-generic="swiss" style:font-pitch="variable"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olygon draw:style-name="gr1" draw:text-style-name="P1" draw:layer="layout" svg:width="1.524cm" svg:height="3.659cm" svg:x="12.81cm" svg:y="16.875cm" svg:viewBox="0 0 1525 3660" draw:points="0,0 0,3660 1525,3660 1525,0">
          <text:p/>
        </draw:polygon>
        <draw:path draw:style-name="gr2" draw:text-style-name="P1" draw:layer="layout" svg:width="4.21cm" svg:height="4.562cm" draw:transform="skewX (-9.69425815693868E-017) rotate (-2.23262517915191) translate (27.0096129918059cm 14.7474726622213cm)" svg:viewBox="0 0 4211 4563" svg:d="m3067-56206c437 75 1169 56 1143-720-22-642-473-905-689-1394-245-554-812-841-1215-1268-351-370-616-868-1078-1092-535-259-951 372-1150 784-350 721 574 713 916 1102 325 371 637 716 951 1077l276 353 303 389 157 274z">
          <text:p/>
        </draw:path>
        <draw:path draw:style-name="gr1" draw:text-style-name="P1" draw:layer="layout" svg:width="2.756cm" svg:height="6.381cm" svg:x="10.462cm" svg:y="2.713cm" svg:viewBox="0 0 2757 6382" svg:d="m644 0c-379 303-412 769-607 1480-137 501 142 1027 282 1532 127 458-49 812 0 1250 50 448 108 862 121 1330 13 467 426 490 839 758 366 238 937-920 1370-1270 343-277-217-2082-435-2540-216-454-200-1270-200-1270 8-488 220-731 0-1270z">
          <text:p/>
        </draw:path>
        <draw:custom-shape draw:style-name="gr3" draw:text-style-name="P3" draw:id="id1" draw:layer="layout" svg:width="1.271cm" svg:height="1.067cm" svg:x="1.904cm" svg:y="7.724cm">
          <text:p text:style-name="P2"><text:span text:style-name="T1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2" draw:layer="layout" svg:width="1.067cm" svg:height="1.067cm" svg:x="0.745cm" svg:y="10.3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1.279cm" svg:y2="10.348cm" draw:start-shape="id1" draw:start-glue-point="2" draw:end-shape="id2" draw:end-glue-point="4" svg:d="m2539 8791-1260 1557">
          <text:p/>
        </draw:connector>
        <draw:custom-shape draw:style-name="gr4" draw:text-style-name="P4" draw:id="id3" draw:layer="layout" svg:width="1.067cm" svg:height="1.067cm" svg:x="3.074cm" svg:y="14.6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2.539cm" svg:y1="8.791cm" svg:x2="3.608cm" svg:y2="14.672cm" draw:start-shape="id1" draw:start-glue-point="2" draw:end-shape="id3" draw:end-glue-point="4" svg:d="m2539 8791 1069 5881">
          <text:p/>
        </draw:connector>
        <draw:custom-shape draw:style-name="gr6" draw:text-style-name="P6" draw:id="id4" draw:layer="layout" svg:width="1.067cm" svg:height="1.067cm" svg:x="4.679cm" svg:y="10.348cm">
          <text:p text:style-name="P2"><text:span text:style-name="T1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5.212cm" svg:y1="11.415cm" svg:x2="3.608cm" svg:y2="14.672cm" draw:start-shape="id4" draw:start-glue-point="2" draw:end-shape="id3" draw:end-glue-point="4" svg:d="m5212 11415-1604 3257">
          <text:p/>
        </draw:connector>
        <draw:custom-shape draw:style-name="gr4" draw:text-style-name="P4" draw:id="id5" draw:layer="layout" svg:width="1.067cm" svg:height="1.067cm" svg:x="0.745cm" svg:y="12.5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9cm" svg:y1="11.415cm" svg:x2="1.279cm" svg:y2="12.512cm" draw:start-shape="id2" draw:start-glue-point="6" draw:end-shape="id5" draw:end-glue-point="4" svg:d="m1279 11415v1097">
          <text:p/>
        </draw:connector>
        <draw:connector draw:style-name="gr5" draw:text-style-name="P5" draw:layer="layout" draw:type="line" svg:x1="1.279cm" svg:y1="13.579cm" svg:x2="3.608cm" svg:y2="14.672cm" draw:start-shape="id5" draw:start-glue-point="6" draw:end-shape="id3" draw:end-glue-point="4" svg:d="m1279 13579 2329 1093">
          <text:p/>
        </draw:connector>
        <draw:custom-shape draw:style-name="gr4" draw:text-style-name="P4" draw:id="id6" draw:layer="layout" svg:width="1.067cm" svg:height="1.067cm" svg:x="0.7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279cm" svg:y1="13.579cm" svg:x2="1.309cm" svg:y2="14.673cm" draw:start-shape="id5" draw:start-glue-point="6" draw:end-shape="id6" draw:end-glue-point="4" svg:d="m1279 13579 30 1094">
          <text:p/>
        </draw:connector>
        <draw:custom-shape draw:style-name="gr6" draw:text-style-name="P3" draw:id="id7" draw:layer="layout" svg:width="1.067cm" svg:height="1.067cm" svg:x="12.344cm" svg:y="0.173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id="id8" draw:layer="layout" svg:width="1.067cm" svg:height="1.067cm" svg:x="11.185cm" svg:y="2.7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12.877cm" svg:y1="1.24cm" svg:x2="11.719cm" svg:y2="2.797cm" draw:start-shape="id7" draw:start-glue-point="2" draw:end-shape="id8" draw:end-glue-point="4" svg:d="m12877 1240-1158 1557">
          <text:p/>
        </draw:connector>
        <draw:custom-shape draw:style-name="gr4" draw:text-style-name="P4" draw:id="id9" draw:layer="layout" svg:width="1.067cm" svg:height="1.067cm" svg:x="13.514cm" svg:y="7.1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2.877cm" svg:y1="1.24cm" svg:x2="14.048cm" svg:y2="7.121cm" draw:start-shape="id7" draw:start-glue-point="2" draw:end-shape="id9" draw:end-glue-point="4" svg:d="m12877 1240 1171 5881">
          <text:p/>
        </draw:connector>
        <draw:custom-shape draw:style-name="gr6" draw:text-style-name="P3" draw:id="id10" draw:layer="layout" svg:width="1.067cm" svg:height="1.067cm" svg:x="15.119cm" svg:y="2.797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5.652cm" svg:y1="3.864cm" svg:x2="14.048cm" svg:y2="7.121cm" draw:start-shape="id10" draw:start-glue-point="2" draw:end-shape="id9" draw:end-glue-point="4" svg:d="m15652 3864-1604 3257">
          <text:p/>
        </draw:connector>
        <draw:custom-shape draw:style-name="gr7" draw:text-style-name="P4" draw:id="id11" draw:layer="layout" svg:width="1.067cm" svg:height="1.067cm" svg:x="11.185cm" svg:y="4.9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3.864cm" svg:x2="11.719cm" svg:y2="4.961cm" draw:start-shape="id8" draw:start-glue-point="6" draw:end-shape="id11" draw:end-glue-point="4" svg:d="m11719 3864v1097">
          <text:p/>
        </draw:connector>
        <draw:connector draw:style-name="gr5" draw:text-style-name="P5" draw:layer="layout" draw:type="line" svg:x1="11.719cm" svg:y1="6.028cm" svg:x2="14.048cm" svg:y2="7.121cm" draw:start-shape="id11" draw:start-glue-point="6" draw:end-shape="id9" draw:end-glue-point="4" svg:d="m11719 6028 2329 1093">
          <text:p/>
        </draw:connector>
        <draw:custom-shape draw:style-name="gr7" draw:text-style-name="P4" draw:id="id12" draw:layer="layout" svg:width="1.067cm" svg:height="1.067cm" svg:x="11.215cm" svg:y="7.12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719cm" svg:y1="6.028cm" svg:x2="11.749cm" svg:y2="7.122cm" draw:start-shape="id11" draw:start-glue-point="6" draw:end-shape="id12" draw:end-glue-point="4" svg:d="m11719 6028 30 1094">
          <text:p/>
        </draw:connector>
        <draw:frame draw:style-name="gr9" draw:text-style-name="P7" draw:layer="layout" svg:width="2.843cm" svg:height="1.537cm" svg:x="9.591cm" svg:y="0.976cm">
          <draw:text-box>
            <text:p><text:span text:style-name="T3">dominating</text:span></text:p>
            <text:p><text:span text:style-name="T3">reference</text:span></text:p>
          </draw:text-box>
        </draw:frame>
        <draw:custom-shape draw:style-name="gr6" draw:text-style-name="P3" draw:id="id13" draw:layer="layout" svg:width="1.067cm" svg:height="1.067cm" svg:x="20.558cm" svg:y="7.62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14" draw:layer="layout" svg:width="1.067cm" svg:height="1.067cm" svg:x="19.399cm" svg:y="10.24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21.091cm" svg:y1="8.687cm" svg:x2="19.933cm" svg:y2="10.244cm" draw:start-shape="id13" draw:start-glue-point="2" draw:end-shape="id14" draw:end-glue-point="4" svg:d="m21091 8687-1158 1557">
          <text:p/>
        </draw:connector>
        <draw:custom-shape draw:style-name="gr7" draw:text-style-name="P4" draw:id="id15" draw:layer="layout" svg:width="1.067cm" svg:height="1.067cm" svg:x="21.728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1.091cm" svg:y1="8.687cm" svg:x2="22.262cm" svg:y2="14.568cm" draw:start-shape="id13" draw:start-glue-point="2" draw:end-shape="id15" draw:end-glue-point="4" svg:d="m21091 8687 1171 5881">
          <text:p/>
        </draw:connector>
        <draw:custom-shape draw:style-name="gr6" draw:text-style-name="P3" draw:id="id16" draw:layer="layout" svg:width="1.067cm" svg:height="1.067cm" svg:x="23.333cm" svg:y="10.244cm">
          <text:p text:style-name="P2"><text:span text:style-name="T2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type="line" svg:x1="23.866cm" svg:y1="11.311cm" svg:x2="22.261cm" svg:y2="14.568cm" draw:start-shape="id16" draw:start-glue-point="2" draw:end-shape="id15" draw:end-glue-point="4" svg:d="m23866 11311-1605 3257">
          <text:p/>
        </draw:connector>
        <draw:custom-shape draw:style-name="gr4" draw:text-style-name="P4" draw:id="id17" draw:layer="layout" svg:width="1.067cm" svg:height="1.067cm" svg:x="19.399cm" svg:y="12.4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1.311cm" svg:x2="19.932cm" svg:y2="12.408cm" draw:start-shape="id14" draw:start-glue-point="6" draw:end-shape="id17" draw:end-glue-point="4" svg:d="m19932 11311v1097">
          <text:p/>
        </draw:connector>
        <draw:connector draw:style-name="gr8" draw:text-style-name="P5" draw:layer="layout" draw:type="line" svg:x1="19.932cm" svg:y1="13.475cm" svg:x2="22.261cm" svg:y2="14.568cm" draw:start-shape="id17" draw:start-glue-point="6" draw:end-shape="id15" draw:end-glue-point="4" svg:d="m19932 13475 2329 1093">
          <text:p/>
        </draw:connector>
        <draw:custom-shape draw:style-name="gr4" draw:text-style-name="P4" draw:id="id18" draw:layer="layout" svg:width="1.067cm" svg:height="1.067cm" svg:x="19.429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9.932cm" svg:y1="13.475cm" svg:x2="19.962cm" svg:y2="14.569cm" draw:start-shape="id17" draw:start-glue-point="6" draw:end-shape="id18" draw:end-glue-point="4" svg:d="m19932 13475 30 1094">
          <text:p/>
        </draw:connector>
        <draw:frame draw:style-name="gr11" draw:text-style-name="P7" draw:layer="layout" svg:width="3.81cm" svg:height="1.537cm" svg:x="20.73cm" svg:y="12.065cm">
          <draw:text-box>
            <text:p><text:span text:style-name="T3">all three must be clipped!</text:span></text:p>
          </draw:text-box>
        </draw:frame>
        <draw:custom-shape draw:style-name="gr4" draw:text-style-name="P4" draw:id="id19" draw:layer="layout" svg:width="1.067cm" svg:height="1.067cm" svg:x="5.9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4.141cm" svg:y1="15.206cm" svg:x2="5.975cm" svg:y2="15.207cm" draw:start-shape="id3" draw:start-glue-point="7" draw:end-shape="id19" draw:end-glue-point="5" svg:d="m4141 15206 1834 1">
          <text:p/>
        </draw:connector>
        <draw:custom-shape draw:style-name="gr4" draw:text-style-name="P4" draw:id="id20" draw:layer="layout" svg:width="1.067cm" svg:height="1.067cm" svg:x="16.389cm" svg:y="7.15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14.581cm" svg:y1="7.655cm" svg:x2="16.389cm" svg:y2="7.692cm" draw:start-shape="id9" draw:start-glue-point="7" draw:end-shape="id20" draw:end-glue-point="5" svg:d="m14581 7655 1808 37">
          <text:p/>
        </draw:connector>
        <draw:custom-shape draw:style-name="gr4" draw:text-style-name="P4" draw:id="id21" draw:layer="layout" svg:width="1.067cm" svg:height="1.067cm" svg:x="24.768cm" svg:y="14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type="line" svg:x1="22.795cm" svg:y1="15.101cm" svg:x2="24.768cm" svg:y2="15.138cm" draw:start-shape="id15" draw:start-glue-point="7" draw:end-shape="id21" draw:end-glue-point="5" svg:d="m22795 15101 1973 37">
          <text:p/>
        </draw:connector>
        <draw:frame draw:style-name="gr9" draw:text-style-name="P8" draw:layer="layout" svg:width="2.741cm" svg:height="1.537cm" svg:x="6.449cm" svg:y="6.255cm">
          <draw:text-box>
            <text:p text:style-name="P1"><text:span text:style-name="T3">dominated</text:span></text:p>
            <text:p text:style-name="P1"><text:span text:style-name="T3">objects</text:span></text:p>
          </draw:text-box>
        </draw:frame>
        <draw:line draw:style-name="gr13" draw:text-style-name="P1" draw:layer="layout" svg:x1="8.89cm" svg:y1="7.19cm" svg:x2="10.795cm" svg:y2="6.355cm">
          <text:p/>
        </draw:line>
        <draw:custom-shape draw:style-name="gr4" draw:text-style-name="P4" draw:id="id22" draw:layer="layout" svg:width="1.067cm" svg:height="1.067cm" svg:x="13.024cm" svg:y="12.4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4" draw:text-style-name="P4" draw:id="id24" draw:layer="layout" svg:width="1.067cm" svg:height="1.067cm" svg:x="14.173cm" svg:y="14.68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draw:id="id23" draw:layer="layout" svg:width="1.067cm" svg:height="1.067cm" svg:x="11.874cm" svg:y="14.68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onnector draw:style-name="gr5" draw:text-style-name="P5" draw:layer="layout" draw:type="line" svg:x1="13.558cm" svg:y1="13.535cm" svg:x2="12.408cm" svg:y2="14.682cm" draw:start-shape="id22" draw:start-glue-point="6" draw:end-shape="id23" draw:end-glue-point="4" svg:d="m13558 13535-1150 1147">
          <text:p/>
        </draw:connector>
        <draw:connector draw:style-name="gr5" draw:text-style-name="P5" draw:layer="layout" draw:type="line" svg:x1="13.558cm" svg:y1="13.535cm" svg:x2="14.706cm" svg:y2="14.681cm" draw:start-shape="id22" draw:start-glue-point="6" draw:end-shape="id24" svg:d="m13558 13535 1148 1146">
          <text:p/>
        </draw:connector>
        <draw:custom-shape draw:style-name="gr7" draw:text-style-name="P4" draw:id="id25" draw:layer="layout" svg:width="1.067cm" svg:height="1.067cm" svg:x="13.024cm" svg:y="17.0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2.408cm" svg:y1="15.749cm" svg:x2="13.558cm" svg:y2="17.097cm" draw:start-shape="id23" draw:start-glue-point="6" draw:end-shape="id25" draw:end-glue-point="4" svg:d="m12408 15749 1150 1348">
          <text:p/>
        </draw:connector>
        <draw:connector draw:style-name="gr5" draw:text-style-name="P5" draw:layer="layout" draw:type="line" svg:x1="14.707cm" svg:y1="15.748cm" svg:x2="13.558cm" svg:y2="17.097cm" draw:start-shape="id24" draw:start-glue-point="6" draw:end-shape="id25" draw:end-glue-point="4" svg:d="m14707 15748-1149 1349">
          <text:p/>
        </draw:connector>
        <draw:custom-shape draw:style-name="gr4" draw:text-style-name="P4" draw:id="id26" draw:layer="layout" svg:width="1.067cm" svg:height="1.067cm" svg:x="13.024cm" svg:y="19.2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3.558cm" svg:y1="18.164cm" svg:x2="13.558cm" svg:y2="19.285cm" draw:start-shape="id25" draw:start-glue-point="6" draw:end-shape="id26" draw:end-glue-point="4" svg:d="m13558 18164v1121">
          <text:p/>
        </draw:connector>
        <draw:path draw:style-name="gr2" draw:text-style-name="P1" draw:layer="layout" svg:width="4.21cm" svg:height="4.562cm" draw:transform="rotate (-2.23262517915191) translate (27.0106129918059cm 14.7474726622213cm)" svg:viewBox="0 0 4211 4563" svg:d="m3067-56208c437 75 1169 56 1143-720-22-642-473-905-689-1394-245-554-812-841-1215-1268-351-370-616-868-1078-1092-535-259-951 372-1150 784-350 721 574 713 916 1102 325 371 637 716 951 1077l276 353 303 389 157 274z">
          <text:p/>
        </draw:path>
        <draw:frame draw:style-name="gr11" draw:text-style-name="P7" draw:layer="layout" svg:width="5.715cm" svg:height="1.27cm" svg:x="11.065cm" svg:y="15.743cm">
          <draw:text-box>
            <text:p><text:span text:style-name="T3">both must be clipped!</text:span></text:p>
          </draw:text-box>
        </draw:frame>
        <draw:custom-shape draw:style-name="gr6" draw:text-style-name="P3" draw:id="id27" draw:layer="layout" svg:width="1.525cm" svg:height="1.264cm" svg:x="10.065cm" svg:y="12.056cm">
          <text:p text:style-name="P2"><text:span text:style-name="T2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11.59cm" svg:y1="12.688cm" svg:x2="13.024cm" svg:y2="13.001cm" draw:start-shape="id27" draw:start-glue-point="1" draw:end-shape="id22" svg:d="m11590 12688 1434 313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path draw:style-name="gr1" draw:text-style-name="P1" draw:layer="layout" svg:width="5.282cm" svg:height="7.76cm" svg:x="7.523cm" svg:y="4.293cm" svg:viewBox="0 0 5283 7761" svg:d="m3074 0c-379 303-412 769-607 1480-137 501-1385 1347-1245 1852 127 458-1269 1697-1220 2135 50 448-13 1667 0 2135 13 467 3552-268 3965 0 366 238 787-260 1220-610 343-277-325-3994-543-4452-216-454-200-1270-200-1270 8-488 220-731 0-1270z">
          <text:p/>
        </draw:path>
        <draw:custom-shape draw:style-name="gr4" draw:text-style-name="P4" draw:id="id30" draw:layer="layout" svg:width="1.067cm" svg:height="1.067cm" svg:x="9.488cm" svg:y="6.82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29" draw:layer="layout" svg:width="1.067cm" svg:height="1.067cm" svg:x="11.18cm" svg:y="10.17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5" draw:layer="layout" draw:type="lines" svg:x1="8.945cm" svg:y1="10.71cm" svg:x2="11.18cm" svg:y2="10.71cm" draw:start-shape="id28" draw:start-glue-point="7" draw:end-shape="id29" draw:end-glue-point="5" svg:d="m8945 10710h13 2208 14">
          <text:p/>
        </draw:connector>
        <draw:connector draw:style-name="gr16" draw:text-style-name="P5" draw:layer="layout" draw:type="line" svg:x1="10.022cm" svg:y1="7.894cm" svg:x2="8.412cm" svg:y2="10.176cm" draw:start-shape="id30" draw:start-glue-point="6" draw:end-shape="id28" draw:end-glue-point="4" svg:d="m10022 7894-1610 2282">
          <text:p/>
        </draw:connector>
        <draw:frame draw:style-name="gr9" draw:text-style-name="P8" draw:layer="layout" svg:width="2.458cm" svg:height="1.537cm" svg:x="5.29cm" svg:y="6.703cm">
          <draw:text-box>
            <text:p text:style-name="P1"><text:span text:style-name="T3">weak</text:span></text:p>
            <text:p text:style-name="P1"><text:span text:style-name="T3">reference</text:span></text:p>
          </draw:text-box>
        </draw:frame>
        <draw:line draw:style-name="gr13" draw:text-style-name="P1" draw:layer="layout" svg:x1="7.43cm" svg:y1="7.425cm" svg:x2="9.05cm" svg:y2="8.645cm">
          <text:p/>
        </draw:line>
        <draw:frame draw:style-name="gr9" draw:text-style-name="P8" draw:layer="layout" svg:width="6.399cm" svg:height="1.537cm" svg:x="11.62cm" svg:y="12.005cm">
          <draw:text-box>
            <text:p text:style-name="P1"><text:span text:style-name="T3">third party code introduces</text:span></text:p>
            <text:p text:style-name="P1"><text:span text:style-name="T3">unintended strong reference</text:span></text:p>
          </draw:text-box>
        </draw:frame>
        <draw:line draw:style-name="gr13" draw:text-style-name="P1" draw:layer="layout" svg:x1="11.59cm" svg:y1="12.505cm" svg:x2="10.37cm" svg:y2="10.98cm">
          <text:p/>
        </draw:line>
        <draw:custom-shape draw:style-name="gr7" draw:text-style-name="P4" draw:id="id28" draw:layer="layout" svg:width="1.067cm" svg:height="1.067cm" svg:x="7.878cm" svg:y="10.17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0.022cm" svg:y1="7.894cm" svg:x2="11.714cm" svg:y2="10.176cm" draw:start-shape="id30" draw:start-glue-point="6" draw:end-shape="id29" draw:end-glue-point="4" svg:d="m10022 7894 1692 2282">
          <text:p/>
        </draw:connector>
        <draw:custom-shape draw:style-name="gr4" draw:text-style-name="P4" draw:id="id31" draw:layer="layout" svg:width="1.067cm" svg:height="1.067cm" svg:x="4.128cm" svg:y="10.17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5.195cm" svg:y1="10.71cm" svg:x2="7.878cm" svg:y2="10.71cm" draw:start-shape="id31" draw:start-glue-point="7" draw:end-shape="id28" draw:end-glue-point="5" svg:d="m5195 10710h2683">
          <text:p/>
        </draw:connector>
        <draw:line draw:style-name="gr13" draw:text-style-name="P1" draw:layer="layout" svg:x1="5.185cm" svg:y1="11.895cm" svg:x2="6.705cm" svg:y2="10.88cm">
          <text:p/>
        </draw:line>
        <draw:frame draw:style-name="gr9" draw:text-style-name="P8" draw:layer="layout" svg:width="6.276cm" svg:height="1.537cm" svg:x="2.44cm" svg:y="12cm">
          <draw:text-box>
            <text:p text:style-name="P1"><text:span text:style-name="T3">intended main owner</text:span></text:p>
            <text:p text:style-name="P1"><text:span text:style-name="T3">that will eventually go away</text:span></text:p>
          </draw:text-box>
        </draw:frame>
        <draw:custom-shape draw:style-name="gr3" draw:text-style-name="P3" draw:id="id32" draw:layer="layout" svg:width="1.271cm" svg:height="1.067cm" svg:x="10.624cm" svg:y="4.27cm">
          <text:p text:style-name="P2"><text:span text:style-name="T1">root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1.259cm" svg:y1="5.337cm" svg:x2="9.999cm" svg:y2="6.894cm" draw:start-shape="id32" draw:start-glue-point="2" svg:d="m11259 5337-1260 1557">
          <text:p/>
        </draw:connector>
        <draw:custom-shape draw:style-name="gr6" draw:text-style-name="P10" draw:id="id33" draw:layer="layout" svg:width="1.067cm" svg:height="0.967cm" svg:x="1.12cm" svg:y="8.488cm">
          <text:p text:style-name="P9"><text:span text:style-name="T4">root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1.653cm" svg:y1="9.455cm" svg:x2="4.128cm" svg:y2="10.71cm" draw:start-shape="id33" draw:start-glue-point="2" draw:end-shape="id31" draw:end-glue-point="5" svg:d="m1653 9455 2475 1255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7T09:14:39</meta:creation-date>
    <meta:editing-duration>PT15H19M05S</meta:editing-duration>
    <meta:editing-cycles>22</meta:editing-cycles>
    <dc:date>2010-07-23T20:08:57</dc:date>
    <meta:generator>OpenOffice.org/3.2$Unix OpenOffice.org_project/320m12$Build-9483</meta:generator>
    <meta:document-statistic meta:object-count="108"/>
  </office:meta>
</office:document-meta>
</file>